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1ab" officeooo:paragraph-rsid="000831ab"/>
    </style:style>
    <style:style style:name="P2" style:family="paragraph" style:parent-style-name="Standard">
      <style:text-properties officeooo:rsid="000831ab" officeooo:paragraph-rsid="00083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 log --pretty=format:'%h %ad | %s %d' —date=short</text:p>
      <text:p text:style-name="Standard"/>
      <text:p text:style-name="Standard">2edf0e4 2021-03-22 | Test status <text:s/>(HEAD -&gt; master)</text:p>
      <text:p text:style-name="Standard">3098c07 2021-03-22 | Ferst commit </text:p>
      <text:p text:style-name="Standard"/>
      <text:p text:style-name="Standard">git log --prettu=format:"%h - %s : %ad [ %an ]"</text:p>
      <text:p text:style-name="Standard"/>
      <text:p text:style-name="Standard">2edf0e4 - Test status : Mon Mar 22 19:31:23 2021 +0300 [ Vaycheslav Tereschenko ]</text:p>
      <text:p text:style-name="Standard">3098c07 - Ferst commit : Mon Mar 22 19:21:07 2021 +0300 [ Vaycheslav Tereschenko ]</text:p>
      <text:p text:style-name="Standard"><text:s text:c="2"/></text:p>
      <text:p text:style-name="Standard"/>
      <text:p text:style-name="P1">возврат на ветку </text:p>
      <text:p text:style-name="P1"><text:s/>git checkout master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20:12:29.067194936</meta:creation-date>
    <dc:date>2021-03-28T10:04:24.596121026</dc:date>
    <meta:editing-duration>PT2M38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9" meta:word-count="69" meta:character-count="385" meta:non-whitespace-character-count="320"/>
  </office:meta>
</office:document-meta>
</file>